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i</text:p>
          </table:table-cell>
          <table:table-cell table:style-name="ce1" office:value-type="string">
            <text:p>ttf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80">
            <text:p>78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80">
            <text:p>88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50">
            <text:p>115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00">
            <text:p>17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80">
            <text:p>188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10">
            <text:p>221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50">
            <text:p>245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80">
            <text:p>258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40">
            <text:p>304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20">
            <text:p>342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50">
            <text:p>375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300">
            <text:p>43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030">
            <text:p>503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780">
            <text:p>578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250">
            <text:p>8250</text:p>
          </table:table-cell>
          <table:table-cell/>
        </table:table-row>
        <table:table-row table:style-name="ro1" table:number-rows-repeated="65510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/>
    </number:number-style>
    <number:number-style style:name="N135">
      <number:number number:decimal-places="3" number:min-integer-digits="1"/>
    </number:number-style>
    <number:number-style style:name="N136">
      <number:number number:decimal-places="4" number:min-integer-digits="1"/>
    </number:number-style>
    <number:number-style style:name="N137">
      <number:number number:decimal-places="5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8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10" number:min-integer-digits="1"/>
    </number:number-style>
    <number:number-style style:name="N143">
      <number:number number:decimal-places="11" number:min-integer-digits="1"/>
    </number:number-style>
    <number:currency-style style:name="N14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7/10/2011</text:date>, <text:time>19:0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_5f_0001" style:display-name="PageStyle_va_00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7T19:07:08.44</dc:date>
    <meta:editing-duration>PT2H16M8S</meta:editing-duration>
    <meta:editing-cycles>4</meta:editing-cycles>
    <meta:generator>OpenOffice.org/3.3$Win32 OpenOffice.org_project/330m20$Build-9567</meta:generator>
    <meta:document-statistic meta:table-count="1" meta:cell-count="52" meta:object-count="0"/>
  </office:meta>
</office:document-meta>
</file>